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550000063206AA4B7E0AA7EA8E.png" manifest:media-type="image/png"/>
  <manifest:file-entry manifest:full-path="Pictures/10000000000001C7000001FCB7CC3488AA456C92.png" manifest:media-type="image/png"/>
  <manifest:file-entry manifest:full-path="Pictures/10000000000000EB00000029961E8F11A090F46D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05b" officeooo:paragraph-rsid="0016805b"/>
    </style:style>
    <style:style style:name="P2" style:family="paragraph" style:parent-style-name="Standard">
      <style:text-properties officeooo:paragraph-rsid="0016805b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rter-Wavelength</text:p>
      <text:p text:style-name="P2"><draw:frame text:anchor-type="paragraph" draw:z-index="2" draw:name="Shape1" draw:style-name="gr1" draw:text-style-name="P3" svg:width="2.5433in" svg:height="3.637in" svg:x="0in" svg:y="3.4299in"><draw:image xlink:href="Pictures/10000201000004550000063206AA4B7E0AA7EA8E.png" xlink:type="simple" xlink:show="embed" xlink:actuate="onLoad" loext:mime-type="image/png"><text:p/></draw:image></draw:frame><draw:frame draw:style-name="fr2" draw:name="Image1" text:anchor-type="char" svg:width="2.4472in" svg:height="0.4272in" draw:z-index="0"><draw:image xlink:href="Pictures/10000000000000EB00000029961E8F11A090F46D.png" xlink:type="simple" xlink:show="embed" xlink:actuate="onLoad" loext:mime-type="image/png"/></draw:frame><draw:frame draw:style-name="fr1" draw:name="Image2" text:anchor-type="char" svg:x="0in" svg:y="0.5in" svg:width="2.6252in" svg:height="2.9307in" draw:z-index="1"><draw:image xlink:href="Pictures/10000000000001C7000001FCB7CC3488AA456C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299in" fo:margin-bottom="0.3299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5:03:55.233626165</meta:creation-date>
    <meta:editing-duration>PT2M49S</meta:editing-duration>
    <meta:editing-cycles>2</meta:editing-cycles>
    <meta:generator>LibreOffice/6.4.0.3$Linux_X86_64 LibreOffice_project/40$Build-3</meta:generator>
    <dc:date>2020-03-10T15:19:39.866416871</dc:date>
    <meta:document-statistic meta:table-count="0" meta:image-count="2" meta:object-count="0" meta:page-count="1" meta:paragraph-count="1" meta:word-count="1" meta:character-count="18" meta:non-whitespace-character-count="18"/>
  </office:meta>
</office:document-meta>
</file>